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15_09-37-32_000.jpg</text:p>
          </table:table-cell>
          <table:table-cell table:style-name="ce19" office:value-type="string">
            <text:p>:m RES 1*1 / free# JVEMV6 68#_65:1:p.2（追加メモ） / 68. theoretical-physics(tp) / w=~,topics=~,other=proof+:(g_2*g_1)^(-1)=g_1^(-1)*g_2^(-1);対称群：計算,s=~,i=~,doc=~</text:p>
          </table:table-cell>
          <table:table-cell table:style-name="ce19"/>
          <table:table-cell table:style-name="ce4"/>
          <table:table-cell table:style-name="ce4" office:value-type="string">
            <text:p>N-35-35-22.984313 E-139-34-49.379882</text:p>
          </table:table-cell>
          <table:table-cell table:style-name="ce38" table:formula="of:=IF([.E2]=&quot;&quot;;[.C2];CONCATENATE([.C2];&quot; / &quot;;[.E2]))" office:value-type="string" office:string-value=":m RES 1*1 / free# JVEMV6 68#_65:1:p.2（追加メモ） / 68. theoretical-physics(tp) / w=~,topics=~,other=proof+:(g_2*g_1)^(-1)=g_1^(-1)*g_2^(-1);対称群：計算,s=~,i=~,doc=~">
            <text:p>:m RES 1*1 / free# JVEMV6 68#_65:1:p.2（追加メモ） / 68. theoretical-physics(tp) / w=~,topics=~,other=proof+:(g_2*g_1)^(-1)=g_1^(-1)*g_2^(-1);対称群：計算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15_12-42-05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522399 E-139-34-55.037841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15_15-40-49_000.jpg</text:p>
          </table:table-cell>
          <table:table-cell table:style-name="ce19" office:value-type="string">
            <text:p>:m RES 1*3 / free# JVEMV6 68#_65:2;68#_66:1 / 68. theoretical-physics(tp) / w=~,topics=軌道；固定部分群,other=theorem+:Gの２つの元g1、g2が、共に、x0をxiに対応させるなら、g1とg2との積g2*g1は、x0についての固定部分群の、元;cal+:a_1*S_1,s=~,i=~,doc=r-5-1~7#2.d-1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4]=&quot;&quot;;[.C4];CONCATENATE([.C4];&quot; / &quot;;[.E4]))" office:value-type="string" office:string-value=":m RES 1*3 / free# JVEMV6 68#_65:2;68#_66:1 / 68. theoretical-physics(tp) / w=~,topics=軌道；固定部分群,other=theorem+:Gの２つの元g1、g2が、共に、x0をxiに対応させるなら、g1とg2との積g2*g1は、x0についての固定部分群の、元;cal+:a_1*S_1,s=~,i=~,doc=r-5-1~7#2.d-1">
            <text:p>:m RES 1*3 / free# JVEMV6 68#_65:2;68#_66:1 / 68. theoretical-physics(tp) / w=~,topics=軌道；固定部分群,other=theorem+:Gの２つの元g1、g2が、共に、x0をxiに対応させるなら、g1とg2との積g2*g1は、x0についての固定部分群の、元;cal+:a_1*S_1,s=~,i=~,doc=r-5-1~7#2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15_15-41-19_000.jpg</text:p>
          </table:table-cell>
          <table:table-cell table:style-name="ce19" office:value-type="string">
            <text:p>:m RES 2*3 / free# JVEMV6 68#_66:1 / 68. theoretical-physics(tp) / w=~,topics=軌道；固定部分群,other=cal+:a_2*S_1;mem+:G_2()={4},s=~,i=~,doc=r-5-1~7#2.d-1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5]=&quot;&quot;;[.C5];CONCATENATE([.C5];&quot; / &quot;;[.E5]))" office:value-type="string" office:string-value=":m RES 2*3 / free# JVEMV6 68#_66:1 / 68. theoretical-physics(tp) / w=~,topics=軌道；固定部分群,other=cal+:a_2*S_1;mem+:G_2()={4},s=~,i=~,doc=r-5-1~7#2.d-1">
            <text:p>:m RES 2*3 / free# JVEMV6 68#_66:1 / 68. theoretical-physics(tp) / w=~,topics=軌道；固定部分群,other=cal+:a_2*S_1;mem+:G_2()={4},s=~,i=~,doc=r-5-1~7#2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15_15-41-51_000.jpg</text:p>
          </table:table-cell>
          <table:table-cell table:style-name="ce19" office:value-type="string">
            <text:p>:m RES 3*3 / free# JVEMV6 68#_66:1 / 68. theoretical-physics(tp) / w=~,topics=軌道；固定部分群,other=固定部分群と、軌道との、対応関係:g(m0)~gG_m0,s=~,i=~,doc=r-5-1~7#2.d-1</text:p>
          </table:table-cell>
          <table:table-cell table:style-name="ce19"/>
          <table:table-cell table:style-name="ce4"/>
          <table:table-cell table:style-name="ce4" office:value-type="string">
            <text:p>N-35-35-24.371337 E-139-34-55.037841</text:p>
          </table:table-cell>
          <table:table-cell table:style-name="ce38" table:formula="of:=IF([.E6]=&quot;&quot;;[.C6];CONCATENATE([.C6];&quot; / &quot;;[.E6]))" office:value-type="string" office:string-value=":m RES 3*3 / free# JVEMV6 68#_66:1 / 68. theoretical-physics(tp) / w=~,topics=軌道；固定部分群,other=固定部分群と、軌道との、対応関係:g(m0)~gG_m0,s=~,i=~,doc=r-5-1~7#2.d-1">
            <text:p>:m RES 3*3 / free# JVEMV6 68#_66:1 / 68. theoretical-physics(tp) / w=~,topics=軌道；固定部分群,other=固定部分群と、軌道との、対応関係:g(m0)~gG_m0,s=~,i=~,doc=r-5-1~7#2.d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15_16-32-58_000.jpg</text:p>
          </table:table-cell>
          <table:table-cell table:style-name="ce18" office:value-type="string">
            <text:p>:bookmemo / 読んだ本 / 『韓国とキリスト教』 / 著者=浅見雅一、安廷苑</text:p>
          </table:table-cell>
          <table:table-cell table:style-name="ce18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7]=&quot;&quot;;[.C7];CONCATENATE([.C7];&quot; / &quot;;[.E7]))" office:value-type="string" office:string-value=":bookmemo / 読んだ本 / 『韓国とキリスト教』 / 著者=浅見雅一、安廷苑">
            <text:p>:bookmemo / 読んだ本 / 『韓国とキリスト教』 / 著者=浅見雅一、安廷苑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15_18-08-42_000.jpg</text:p>
          </table:table-cell>
          <table:table-cell table:style-name="ce19" office:value-type="string">
            <text:p>:m RES 1*1 / free# JVEMV6 68#_66:2 / 68. theoretical-physics(tp) / w=(|G|=|H|x|G:H|),topics=~,other=calc+:a_2*G_1:G_1*a_2,s=~,i=~,doc=r-5-1~7#5;r-5-1~8</text:p>
          </table:table-cell>
          <table:table-cell table:style-name="ce19"/>
          <table:table-cell table:style-name="ce4"/>
          <table:table-cell table:style-name="ce4" office:value-type="string">
            <text:p>N-35-35-24.220275 E-139-34-55.037841</text:p>
          </table:table-cell>
          <table:table-cell table:style-name="ce38" table:formula="of:=IF([.E8]=&quot;&quot;;[.C8];CONCATENATE([.C8];&quot; / &quot;;[.E8]))" office:value-type="string" office:string-value=":m RES 1*1 / free# JVEMV6 68#_66:2 / 68. theoretical-physics(tp) / w=(|G|=|H|x|G:H|),topics=~,other=calc+:a_2*G_1:G_1*a_2,s=~,i=~,doc=r-5-1~7#5;r-5-1~8">
            <text:p>:m RES 1*1 / free# JVEMV6 68#_66:2 / 68. theoretical-physics(tp) / w=(|G|=|H|x|G:H|),topics=~,other=calc+:a_2*G_1:G_1*a_2,s=~,i=~,doc=r-5-1~7#5;r-5-1~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15_21-10-53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5.14038 E-139-34-55.037841</text:p>
          </table:table-cell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16_07-31-53_000.jpg</text:p>
          </table:table-cell>
          <table:table-cell table:style-name="ce17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16_07-34-14_000.jpg</text:p>
          </table:table-cell>
          <table:table-cell table:style-name="ce1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025512 E-139-36-2.054443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office:value-type="string">
            <text:p>:m :PHOTO 起き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4">
            <text:p>3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6">2021/08/16</text:date>, <text:time>09:2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16T09:24:49.45</dc:date>
    <dc:creator>iwabuchi ken</dc:creator>
    <meta:editing-duration>P35DT20H28M41S</meta:editing-duration>
    <meta:editing-cycles>13144</meta:editing-cycles>
    <meta:document-statistic meta:table-count="1" meta:cell-count="426" meta:object-count="0"/>
  </office:meta>
</office:document-meta>
</file>